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6">
      <style:paragraph-properties fo:text-align="justify" style:justify-single-word="false"/>
    </style:style>
    <style:style style:name="P4" style:family="paragraph" style:parent-style-name="Standard" style:list-style-name="L8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4">
      <style:paragraph-properties fo:text-align="justify" style:justify-single-word="false"/>
    </style:style>
    <style:style style:name="P7" style:family="paragraph" style:parent-style-name="Standard" style:list-style-name="L9">
      <style:paragraph-properties fo:text-align="justify" style:justify-single-word="false"/>
    </style:style>
    <style:style style:name="P8" style:family="paragraph" style:parent-style-name="Standard" style:list-style-name="L11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0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" fo:font-size="10pt" style:font-size-asian="10pt" style:font-size-complex="10pt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style:font-name="Courier New"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grating Data from Version 1 to Version 2</text:p>
      <text:p text:style-name="P2"/>
      <text:p text:style-name="P2">The purpose of this migration, is to ensure that the concept sets in this application are in sync with the ones that are on a central shared concept server which serves all Baobab systems. Baobab uses this to ensure consistency and also to track any changes that may be made over time. </text:p>
      <text:p text:style-name="P2"/>
      <text:p text:style-name="P2">Below are the steps to take in order to perform this data migration.</text:p>
      <text:p text:style-name="P2"/>
      <text:p text:style-name="P1">Prerequisites</text:p>
      <text:p text:style-name="P2"/>
      <text:list xml:id="list936557439" text:style-name="L6">
        <text:list-item>
          <text:p text:style-name="P3">Ensure that you pull the latest changes from git repository. To do this, in the application folder, run the command below:</text:p>
        </text:list-item>
      </text:list>
      <text:p text:style-name="P2"><text:tab/></text:p>
      <text:p text:style-name="P2"><text:tab/><text:tab/><text:span text:style-name="T4">sudo git pull</text:span></text:p>
      <text:p text:style-name="P2"/>
      <text:list xml:id="list1144062534" text:style-name="L8">
        <text:list-item>
          <text:p text:style-name="P4">Create a backup copy of the database, and give it a name, i.e <text:s/>'<text:span text:style-name="T1">mnch_hotline_old'</text:span></text:p>
        </text:list-item>
      </text:list>
      <text:p text:style-name="P2"/>
      <text:p text:style-name="P1">The process</text:p>
      <text:p text:style-name="P2"/>
      <text:list xml:id="list1569763573" text:style-name="L2">
        <text:list-item>
          <text:p text:style-name="P5">Load the new metadata into the database you are migrating. This metadata is found in the db folder of the application ( <text:span text:style-name="T1">mnch-hotline/application/db</text:span> ). Below is the command to do that.</text:p>
        </text:list-item>
      </text:list>
      <text:p text:style-name="P2"><text:tab/><text:tab/></text:p>
      <text:p text:style-name="P9"><text:tab/><text:span text:style-name="T5">mysql -u '</text:span><text:span text:style-name="T6">user</text:span><text:span text:style-name="T5">' -p '</text:span><text:span text:style-name="T6">your_database</text:span><text:span text:style-name="T5">' &lt; db/openmrs_metadata_1_5.sq</text:span><text:span text:style-name="T3">l</text:span></text:p>
      <text:p text:style-name="P10"/>
      <text:p text:style-name="P2"><text:tab/>after executing the above command, you will be prompted to enter the mysql user password.</text:p>
      <text:p text:style-name="P2"/>
      <text:p text:style-name="P2"><text:tab/>Please <text:span text:style-name="T2">note</text:span> that, '<text:span text:style-name="T1">user</text:span>' is the mysql user-name, '<text:span text:style-name="T1">your_databas</text:span>e' is the database you are <text:tab/>migrating.</text:p>
      <text:p text:style-name="P2"/>
      <text:list xml:id="list1112823424" text:style-name="L4">
        <text:list-item>
          <text:p text:style-name="P6">Open the 'data_migration_script.sql' from the script folder of the application (<text:span text:style-name="T1">mnch-hotline/application/script</text:span>). </text:p>
          <text:p text:style-name="P6"/>
        </text:list-item>
      </text:list>
      <text:list xml:id="list1773870314" text:style-name="L9">
        <text:list-item>
          <text:p text:style-name="P7">Replace all occurences of <text:s/>'<text:span text:style-name="T1">migrated_mnch</text:span>' with the name of the database that you are migrating.</text:p>
        </text:list-item>
        <text:list-item>
          <text:p text:style-name="P7">Replace all occurences of <text:s/>'<text:span text:style-name="T1">mnch_old</text:span>' with the name of the backup database that you created under prerequisites.</text:p>
        </text:list-item>
        <text:list-item>
          <text:p text:style-name="P7">Save the script file.</text:p>
          <text:p text:style-name="P7"/>
        </text:list-item>
      </text:list>
      <text:list xml:id="list1771131410" text:style-name="L11">
        <text:list-item>
          <text:p text:style-name="P8">Run the script file against the database you are migrating using the following command</text:p>
        </text:list-item>
      </text:list>
      <text:p text:style-name="P2"/>
      <text:p text:style-name="P9"><text:tab/><text:span text:style-name="T5">mysql -u '</text:span><text:span text:style-name="T6">user</text:span><text:span text:style-name="T5">' -p '</text:span><text:span text:style-name="T6">your_database</text:span><text:span text:style-name="T5">' &lt; script/data_migration_script.sq</text:span><text:span text:style-name="T3">l</text:span></text:p>
      <text:p text:style-name="P2"/>
      <text:p text:style-name="P2">Now you are ready to use the migrated data. <text:span text:style-name="T1">Please note that is you face any problem, feel free to consult our help desk, and they will help you accordingl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cious Bondwe</meta:initial-creator>
    <meta:creation-date>2012-05-21T13:06:03</meta:creation-date>
    <dc:date>2012-05-21T14:30:38</dc:date>
    <dc:creator>Precious Bondwe</dc:creator>
    <meta:editing-duration>PT8M33S</meta:editing-duration>
    <meta:editing-cycles>1</meta:editing-cycles>
    <meta:document-statistic meta:table-count="0" meta:image-count="0" meta:object-count="0" meta:page-count="1" meta:paragraph-count="21" meta:word-count="287" meta:character-count="1517" meta:non-whitespace-character-count="1470"/>
    <meta:generator>LibreOffice/3.5$Linux_X86_64 LibreOffice_project/350m1$Build-2</meta:generator>
  </office:meta>
</office:document-meta>
</file>